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2.619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3311in" svg:y="4.5713in">
            <draw:object draw:notify-on-update-of-ranges="Sheet1.B24:Sheet1.B24 Sheet1.B25:Sheet1.B31 Sheet1.C24:Sheet1.C24 Sheet1.C25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2232in" svg:y="8.0283in">
            <draw:object draw:notify-on-update-of-ranges="Sheet1.B33:Sheet1.B33 Sheet1.B34:Sheet1.B42 Sheet1.C33:Sheet1.C33 Sheet1.C34:Sheet1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998in" svg:y="9.8693in">
            <draw:object draw:notify-on-update-of-ranges="Sheet1.B44:Sheet1.B44 Sheet1.B45:Sheet1.B51 Sheet1.C44:Sheet1.C44 Sheet1.C45:Sheet1.C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style-name="Default"/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Percent Standard Devi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constructed Flu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26763" calcext:value-type="float">
            <text:p>26763</text:p>
          </table:table-cell>
          <table:table-cell office:value-type="float" office:value="100" calcext:value-type="float">
            <text:p>100</text:p>
          </table:table-cell>
          <table:table-cell office:value-type="float" office:value="4713.50007955871" calcext:value-type="float">
            <text:p>4713.50007955871</text:p>
          </table:table-cell>
          <table:table-cell office:value-type="float" office:value="9.19456164083707" calcext:value-type="float">
            <text:p>9.19456164083707</text:p>
          </table:table-cell>
          <table:table-cell table:number-columns-repeated="2"/>
          <table:table-cell office:value-type="float" office:value="99291.3868613138" calcext:value-type="float">
            <text:p>99291.3868613138</text:p>
          </table:table-cell>
          <table:table-cell office:value-type="float" office:value="99118.2276422764" calcext:value-type="float">
            <text:p>99118.2276422764</text:p>
          </table:table-cell>
          <table:table-cell office:value-type="float" office:value="96472.9794933655" calcext:value-type="float">
            <text:p>96472.9794933655</text:p>
          </table:table-cell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6575" calcext:value-type="float">
            <text:p>6575</text:p>
          </table:table-cell>
          <table:table-cell office:value-type="float" office:value="24.5674999065875" calcext:value-type="float">
            <text:p>24.5674999065875</text:p>
          </table:table-cell>
          <table:table-cell office:value-type="float" office:value="1675.04835751091" calcext:value-type="float">
            <text:p>1675.04835751091</text:p>
          </table:table-cell>
          <table:table-cell office:value-type="float" office:value="1.32422932059077" calcext:value-type="float">
            <text:p>1.32422932059077</text:p>
          </table:table-cell>
          <table:table-cell table:number-columns-repeated="2"/>
          <table:table-cell office:value-type="float" office:value="36959.5912408759" calcext:value-type="float">
            <text:p>36959.5912408759</text:p>
          </table:table-cell>
          <table:table-cell office:value-type="float" office:value="31231.7235772358" calcext:value-type="float">
            <text:p>31231.7235772358</text:p>
          </table:table-cell>
          <table:table-cell office:value-type="float" office:value="37419.252110977" calcext:value-type="float">
            <text:p>37419.252110977</text:p>
          </table:table-cell>
        </table:table-row>
        <table:table-row table:style-name="ro1">
          <table:table-cell table:style-name="ce1" office:value-type="string" calcext:value-type="string">
            <text:p>NoTM</text:p>
          </table:table-cell>
          <table:table-cell office:value-type="float" office:value="24501" calcext:value-type="float">
            <text:p>2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22735309543" calcext:value-type="float">
            <text:p>244.227353095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H1</text:p>
          </table:table-cell>
          <table:table-cell office:value-type="float" office:value="54704" calcext:value-type="float">
            <text:p>54704</text:p>
          </table:table-cell>
          <table:table-cell office:value-type="float" office:value="30203" calcext:value-type="float">
            <text:p>30203</text:p>
          </table:table-cell>
          <table:table-cell office:value-type="float" office:value="112.853566491051" calcext:value-type="float">
            <text:p>112.853566491051</text:p>
          </table:table-cell>
          <table:table-cell office:value-type="float" office:value="926.200302310467" calcext:value-type="float">
            <text:p>926.200302310467</text:p>
          </table:table-cell>
          <table:table-cell office:value-type="float" office:value="1.91073792411571" calcext:value-type="float">
            <text:p>1.910737924115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11696" calcext:value-type="float">
            <text:p>11696</text:p>
          </table:table-cell>
          <table:table-cell office:value-type="float" office:value="43.7021260695737" calcext:value-type="float">
            <text:p>43.7021260695737</text:p>
          </table:table-cell>
          <table:table-cell office:value-type="float" office:value="679.861015208256" calcext:value-type="float">
            <text:p>679.861015208256</text:p>
          </table:table-cell>
          <table:table-cell office:value-type="float" office:value="0.820824151073833" calcext:value-type="float">
            <text:p>0.820824151073833</text:p>
          </table:table-cell>
          <table:table-cell table:number-columns-repeated="2"/>
          <table:table-cell office:value-type="float" office:value="53111.4744525547" calcext:value-type="float">
            <text:p>53111.4744525547</text:p>
          </table:table-cell>
          <table:table-cell office:value-type="float" office:value="57617.0650406504" calcext:value-type="float">
            <text:p>57617.0650406504</text:p>
          </table:table-cell>
          <table:table-cell office:value-type="float" office:value="56076.2967430639" calcext:value-type="float">
            <text:p>56076.2967430639</text:p>
          </table:table-cell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30812" calcext:value-type="float">
            <text:p>30812</text:p>
          </table:table-cell>
          <table:table-cell office:value-type="float" office:value="115.129096140194" calcext:value-type="float">
            <text:p>115.129096140194</text:p>
          </table:table-cell>
          <table:table-cell office:value-type="float" office:value="2991.1701723573" calcext:value-type="float">
            <text:p>2991.1701723573</text:p>
          </table:table-cell>
          <table:table-cell office:value-type="float" office:value="6.22585501319767" calcext:value-type="float">
            <text:p>6.22585501319767</text:p>
          </table:table-cell>
          <table:table-cell table:number-columns-repeated="2"/>
          <table:table-cell office:value-type="float" office:value="95272.204379562" calcext:value-type="float">
            <text:p>95272.204379562</text:p>
          </table:table-cell>
          <table:table-cell office:value-type="float" office:value="94568.7723577236" calcext:value-type="float">
            <text:p>94568.7723577236</text:p>
          </table:table-cell>
          <table:table-cell office:value-type="float" office:value="100198.142340169" calcext:value-type="float">
            <text:p>100198.142340169</text:p>
          </table:table-cell>
        </table:table-row>
        <table:table-row table:style-name="ro2">
          <table:table-cell office:value-type="string" calcext:value-type="string">
            <text:p>LLLYGLLFALLGTLLSLLILI</text:p>
          </table:table-cell>
          <table:table-cell office:value-type="float" office:value="31898.3333333333" calcext:value-type="float">
            <text:p>31898.3333333333</text:p>
          </table:table-cell>
          <table:table-cell office:value-type="float" office:value="7397.33333333333" calcext:value-type="float">
            <text:p>7397.33333333333</text:p>
          </table:table-cell>
          <table:table-cell office:value-type="float" office:value="27.6401499582757" calcext:value-type="float">
            <text:p>27.6401499582757</text:p>
          </table:table-cell>
          <table:table-cell office:value-type="float" office:value="1739.00325857467" calcext:value-type="float">
            <text:p>1739.00325857467</text:p>
          </table:table-cell>
          <table:table-cell office:value-type="float" office:value="1.50685963252837" calcext:value-type="float">
            <text:p>1.50685963252837</text:p>
          </table:table-cell>
          <table:table-cell office:value-type="string" calcext:value-type="string">
            <text:p>G</text:p>
          </table:table-cell>
          <table:table-cell table:style-name="ce3" office:value-type="float" office:value="36915.6937009792" calcext:value-type="float">
            <text:p>36915.6937009792</text:p>
          </table:table-cell>
          <table:table-cell/>
          <table:table-cell table:style-name="ce3" office:value-type="float" office:value="36915.6937009792" calcext:value-type="float">
            <text:p>36915.6937009792</text:p>
          </table:table-cell>
          <table:table-cell/>
        </table:table-row>
        <table:table-row table:style-name="ro2">
          <table:table-cell office:value-type="string" calcext:value-type="string">
            <text:p>LLLYFLLGVLLGTLLSLLILI</text:p>
          </table:table-cell>
          <table:table-cell office:value-type="float" office:value="36233.3333333333" calcext:value-type="float">
            <text:p>36233.3333333333</text:p>
          </table:table-cell>
          <table:table-cell office:value-type="float" office:value="11732.3333333333" calcext:value-type="float">
            <text:p>11732.3333333333</text:p>
          </table:table-cell>
          <table:table-cell office:value-type="float" office:value="43.8378856381323" calcext:value-type="float">
            <text:p>43.8378856381323</text:p>
          </table:table-cell>
          <table:table-cell office:value-type="float" office:value="15203.3820360252" calcext:value-type="float">
            <text:p>15203.3820360252</text:p>
          </table:table-cell>
          <table:table-cell office:value-type="float" office:value="18.3942260259827" calcext:value-type="float">
            <text:p>18.3942260259827</text:p>
          </table:table-cell>
          <table:table-cell office:value-type="string" calcext:value-type="string">
            <text:p>G</text:p>
          </table:table-cell>
          <table:table-cell table:style-name="ce3" office:value-type="float" office:value="85791.8272014534" calcext:value-type="float">
            <text:p>85791.8272014534</text:p>
          </table:table-cell>
          <table:table-cell/>
          <table:table-cell table:style-name="ce3" office:value-type="float" office:value="85791.8272014534" calcext:value-type="float">
            <text:p>85791.8272014534</text:p>
          </table:table-cell>
          <table:table-cell/>
        </table:table-row>
        <table:table-row table:style-name="ro2">
          <table:table-cell office:value-type="string" calcext:value-type="string">
            <text:p>LLLYALLALLLGTLLSFLILI</text:p>
          </table:table-cell>
          <table:table-cell office:value-type="float" office:value="24843.3333333333" calcext:value-type="float">
            <text:p>24843.3333333333</text:p>
          </table:table-cell>
          <table:table-cell office:value-type="float" office:value="342.333333333332" calcext:value-type="float">
            <text:p>342.333333333332</text:p>
          </table:table-cell>
          <table:table-cell office:value-type="float" office:value="1.27912914596021" calcext:value-type="float">
            <text:p>1.27912914596021</text:p>
          </table:table-cell>
          <table:table-cell office:value-type="float" office:value="1009.85015390073" calcext:value-type="float">
            <text:p>1009.85015390073</text:p>
          </table:table-cell>
          <table:table-cell office:value-type="float" office:value="0.0519949858408762" calcext:value-type="float">
            <text:p>0.0519949858408762</text:p>
          </table:table-cell>
          <table:table-cell office:value-type="string" calcext:value-type="string">
            <text:p>G</text:p>
          </table:table-cell>
          <table:table-cell table:style-name="ce3" office:value-type="float" office:value="36838.5753767486" calcext:value-type="float">
            <text:p>36838.5753767486</text:p>
          </table:table-cell>
          <table:table-cell/>
          <table:table-cell table:style-name="ce3" office:value-type="float" office:value="36838.5753767486" calcext:value-type="float">
            <text:p>36838.5753767486</text:p>
          </table:table-cell>
          <table:table-cell/>
        </table:table-row>
        <table:table-row table:style-name="ro2">
          <table:table-cell office:value-type="string" calcext:value-type="string">
            <text:p>LLLVGLLLALLGLLLGTLILI</text:p>
          </table:table-cell>
          <table:table-cell office:value-type="float" office:value="34655.6666666667" calcext:value-type="float">
            <text:p>34655.6666666667</text:p>
          </table:table-cell>
          <table:table-cell office:value-type="float" office:value="10154.6666666667" calcext:value-type="float">
            <text:p>10154.6666666667</text:p>
          </table:table-cell>
          <table:table-cell office:value-type="float" office:value="37.9429311611802" calcext:value-type="float">
            <text:p>37.9429311611802</text:p>
          </table:table-cell>
          <table:table-cell office:value-type="float" office:value="2152.75296616526" calcext:value-type="float">
            <text:p>2152.75296616526</text:p>
          </table:table-cell>
          <table:table-cell office:value-type="float" office:value="2.35695242535329" calcext:value-type="float">
            <text:p>2.35695242535329</text:p>
          </table:table-cell>
          <table:table-cell office:value-type="string" calcext:value-type="string">
            <text:p>G</text:p>
          </table:table-cell>
          <table:table-cell table:style-name="ce3" office:value-type="float" office:value="47399.3948115602" calcext:value-type="float">
            <text:p>47399.3948115602</text:p>
          </table:table-cell>
          <table:table-cell/>
          <table:table-cell table:style-name="ce3" office:value-type="float" office:value="47399.3948115602" calcext:value-type="float">
            <text:p>47399.3948115602</text:p>
          </table:table-cell>
          <table:table-cell/>
        </table:table-row>
        <table:table-row table:style-name="ro2">
          <table:table-cell office:value-type="string" calcext:value-type="string">
            <text:p>LLLLWALLFVLATLLSLLILI</text:p>
          </table:table-cell>
          <table:table-cell office:value-type="float" office:value="32897.3333333333" calcext:value-type="float">
            <text:p>32897.3333333333</text:p>
          </table:table-cell>
          <table:table-cell office:value-type="float" office:value="8396.33333333334" calcext:value-type="float">
            <text:p>8396.33333333334</text:p>
          </table:table-cell>
          <table:table-cell office:value-type="float" office:value="31.3729153433223" calcext:value-type="float">
            <text:p>31.3729153433223</text:p>
          </table:table-cell>
          <table:table-cell office:value-type="float" office:value="786.008481718444" calcext:value-type="float">
            <text:p>786.008481718444</text:p>
          </table:table-cell>
          <table:table-cell office:value-type="float" office:value="0.749585910390487" calcext:value-type="float">
            <text:p>0.749585910390487</text:p>
          </table:table-cell>
          <table:table-cell office:value-type="string" calcext:value-type="string">
            <text:p>L</text:p>
          </table:table-cell>
          <table:table-cell table:style-name="ce3" office:value-type="float" office:value="37659.5875736278" calcext:value-type="float">
            <text:p>37659.5875736278</text:p>
          </table:table-cell>
          <table:table-cell table:number-columns-repeated="2"/>
          <table:table-cell table:style-name="ce3" office:value-type="float" office:value="37659.5875736278" calcext:value-type="float">
            <text:p>37659.587573627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5" calcext:value-type="float">
            <text:p>33345</text:p>
          </table:table-cell>
          <table:table-cell office:value-type="float" office:value="8844" calcext:value-type="float">
            <text:p>8844</text:p>
          </table:table-cell>
          <table:table-cell office:value-type="float" office:value="33.0456226880395" calcext:value-type="float">
            <text:p>33.0456226880395</text:p>
          </table:table-cell>
          <table:table-cell office:value-type="float" office:value="1747.05495048095" calcext:value-type="float">
            <text:p>1747.05495048095</text:p>
          </table:table-cell>
          <table:table-cell office:value-type="float" office:value="1.73136958191228" calcext:value-type="float">
            <text:p>1.73136958191228</text:p>
          </table:table-cell>
          <table:table-cell table:number-columns-repeated="4"/>
          <table:table-cell table:style-name="ce3"/>
        </table:table-row>
        <table:table-row table:style-name="ro2">
          <table:table-cell office:value-type="string" calcext:value-type="string">
            <text:p>LLLSVLLSLLLAFLLSILILI</text:p>
          </table:table-cell>
          <table:table-cell office:value-type="float" office:value="36477.3333333333" calcext:value-type="float">
            <text:p>36477.3333333333</text:p>
          </table:table-cell>
          <table:table-cell office:value-type="float" office:value="11976.3333333333" calcext:value-type="float">
            <text:p>11976.3333333333</text:p>
          </table:table-cell>
          <table:table-cell office:value-type="float" office:value="44.749592098544" calcext:value-type="float">
            <text:p>44.749592098544</text:p>
          </table:table-cell>
          <table:table-cell office:value-type="float" office:value="10590.305016067" calcext:value-type="float">
            <text:p>10590.305016067</text:p>
          </table:table-cell>
          <table:table-cell office:value-type="float" office:value="12.9919538069713" calcext:value-type="float">
            <text:p>12.99195380697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string" calcext:value-type="string">
            <text:p>LLLAVLLLTLLGGLLFALILI</text:p>
          </table:table-cell>
          <table:table-cell office:value-type="float" office:value="35220" calcext:value-type="float">
            <text:p>35220</text:p>
          </table:table-cell>
          <table:table-cell office:value-type="float" office:value="10719" calcext:value-type="float">
            <text:p>10719</text:p>
          </table:table-cell>
          <table:table-cell office:value-type="float" office:value="40.0515637260397" calcext:value-type="float">
            <text:p>40.0515637260397</text:p>
          </table:table-cell>
          <table:table-cell office:value-type="float" office:value="733.445976197293" calcext:value-type="float">
            <text:p>733.445976197293</text:p>
          </table:table-cell>
          <table:table-cell office:value-type="float" office:value="0.834061847111677" calcext:value-type="float">
            <text:p>0.834061847111677</text:p>
          </table:table-cell>
          <table:table-cell office:value-type="string" calcext:value-type="string">
            <text:p>G</text:p>
          </table:table-cell>
          <table:table-cell table:style-name="ce3" office:value-type="float" office:value="47734.5802221317" calcext:value-type="float">
            <text:p>47734.5802221317</text:p>
          </table:table-cell>
          <table:table-cell/>
          <table:table-cell table:style-name="ce3" office:value-type="float" office:value="47734.5802221317" calcext:value-type="float">
            <text:p>47734.5802221317</text:p>
          </table:table-cell>
          <table:table-cell/>
        </table:table-row>
        <table:table-row table:style-name="ro2">
          <table:table-cell office:value-type="string" calcext:value-type="string">
            <text:p>LLLYVLLGALLGILLTLLILI</text:p>
          </table:table-cell>
          <table:table-cell office:value-type="float" office:value="51062.3333333333" calcext:value-type="float">
            <text:p>51062.3333333333</text:p>
          </table:table-cell>
          <table:table-cell office:value-type="float" office:value="26561.3333333333" calcext:value-type="float">
            <text:p>26561.3333333333</text:p>
          </table:table-cell>
          <table:table-cell office:value-type="float" office:value="99.2464721194684" calcext:value-type="float">
            <text:p>99.2464721194684</text:p>
          </table:table-cell>
          <table:table-cell office:value-type="float" office:value="348.85718185718" calcext:value-type="float">
            <text:p>348.85718185718</text:p>
          </table:table-cell>
          <table:table-cell office:value-type="float" office:value="0.678050576867454" calcext:value-type="float">
            <text:p>0.678050576867454</text:p>
          </table:table-cell>
          <table:table-cell office:value-type="string" calcext:value-type="string">
            <text:p>G</text:p>
          </table:table-cell>
          <table:table-cell table:style-name="ce3" office:value-type="float" office:value="88200.3750312679" calcext:value-type="float">
            <text:p>88200.3750312679</text:p>
          </table:table-cell>
          <table:table-cell/>
          <table:table-cell table:style-name="ce3" office:value-type="float" office:value="88200.3750312679" calcext:value-type="float">
            <text:p>88200.3750312679</text:p>
          </table:table-cell>
          <table:table-cell/>
        </table:table-row>
        <table:table-row table:style-name="ro2">
          <table:table-cell office:value-type="string" calcext:value-type="string">
            <text:p>LLLLFILLAVLLTLLLSLILI</text:p>
          </table:table-cell>
          <table:table-cell office:value-type="float" office:value="30780.3333333333" calcext:value-type="float">
            <text:p>30780.3333333333</text:p>
          </table:table-cell>
          <table:table-cell office:value-type="float" office:value="6279.33333333333" calcext:value-type="float">
            <text:p>6279.33333333333</text:p>
          </table:table-cell>
          <table:table-cell office:value-type="float" office:value="23.4627408486841" calcext:value-type="float">
            <text:p>23.4627408486841</text:p>
          </table:table-cell>
          <table:table-cell office:value-type="float" office:value="319.869244119114" calcext:value-type="float">
            <text:p>319.869244119114</text:p>
          </table:table-cell>
          <table:table-cell office:value-type="float" office:value="0.243824818235602" calcext:value-type="float">
            <text:p>0.243824818235602</text:p>
          </table:table-cell>
          <table:table-cell office:value-type="string" calcext:value-type="string">
            <text:p>L</text:p>
          </table:table-cell>
          <table:table-cell table:style-name="ce3" office:value-type="float" office:value="57496.0384847748" calcext:value-type="float">
            <text:p>57496.0384847748</text:p>
          </table:table-cell>
          <table:table-cell table:style-name="ce3"/>
          <table:table-cell/>
          <table:table-cell table:style-name="ce3" office:value-type="float" office:value="57496.0384847748" calcext:value-type="float">
            <text:p>57496.0384847748</text:p>
          </table:table-cell>
        </table:table-row>
        <table:table-row table:style-name="ro2">
          <table:table-cell office:value-type="string" calcext:value-type="string">
            <text:p>LLLYSLLLILLAVLLTFLILI</text:p>
          </table:table-cell>
          <table:table-cell office:value-type="float" office:value="31418.6666666667" calcext:value-type="float">
            <text:p>31418.6666666667</text:p>
          </table:table-cell>
          <table:table-cell office:value-type="float" office:value="6917.66666666667" calcext:value-type="float">
            <text:p>6917.66666666667</text:p>
          </table:table-cell>
          <table:table-cell office:value-type="float" office:value="25.8478745531767" calcext:value-type="float">
            <text:p>25.8478745531767</text:p>
          </table:table-cell>
          <table:table-cell office:value-type="float" office:value="1478.69210227597" calcext:value-type="float">
            <text:p>1478.69210227597</text:p>
          </table:table-cell>
          <table:table-cell office:value-type="float" office:value="1.21650763757434" calcext:value-type="float">
            <text:p>1.21650763757434</text:p>
          </table:table-cell>
          <table:table-cell office:value-type="string" calcext:value-type="string">
            <text:p>R</text:p>
          </table:table-cell>
          <table:table-cell table:number-columns-repeated="2" table:style-name="ce3" office:value-type="float" office:value="35067.1176682678" calcext:value-type="float">
            <text:p>35067.1176682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LLVALLIALLFTLLSLLILI</text:p>
          </table:table-cell>
          <table:table-cell office:value-type="float" office:value="35285.6666666667" calcext:value-type="float">
            <text:p>35285.6666666667</text:p>
          </table:table-cell>
          <table:table-cell office:value-type="float" office:value="10784.6666666667" calcext:value-type="float">
            <text:p>10784.6666666667</text:p>
          </table:table-cell>
          <table:table-cell office:value-type="float" office:value="40.2969273499483" calcext:value-type="float">
            <text:p>40.2969273499483</text:p>
          </table:table-cell>
          <table:table-cell office:value-type="float" office:value="1162.30346008834" calcext:value-type="float">
            <text:p>1162.30346008834</text:p>
          </table:table-cell>
          <table:table-cell office:value-type="float" office:value="1.32737347808195" calcext:value-type="float">
            <text:p>1.32737347808195</text:p>
          </table:table-cell>
          <table:table-cell office:value-type="string" calcext:value-type="string">
            <text:p>R</text:p>
          </table:table-cell>
          <table:table-cell table:number-columns-repeated="2" table:style-name="ce3" office:value-type="float" office:value="59962.2204833056" calcext:value-type="float">
            <text:p>59962.22048330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LLYILLTALLVALLSLLILI</text:p>
          </table:table-cell>
          <table:table-cell office:value-type="float" office:value="31424" calcext:value-type="float">
            <text:p>31424</text:p>
          </table:table-cell>
          <table:table-cell office:value-type="float" office:value="6923" calcext:value-type="float">
            <text:p>6923</text:p>
          </table:table-cell>
          <table:table-cell office:value-type="float" office:value="25.8678025632403" calcext:value-type="float">
            <text:p>25.8678025632403</text:p>
          </table:table-cell>
          <table:table-cell office:value-type="float" office:value="2357.61659308718" calcext:value-type="float">
            <text:p>2357.61659308718</text:p>
          </table:table-cell>
          <table:table-cell office:value-type="float" office:value="1.94075740038819" calcext:value-type="float">
            <text:p>1.94075740038819</text:p>
          </table:table-cell>
          <table:table-cell office:value-type="string" calcext:value-type="string">
            <text:p>R</text:p>
          </table:table-cell>
          <table:table-cell table:number-columns-repeated="2" table:style-name="ce3" office:value-type="float" office:value="37896.5184766611" calcext:value-type="float">
            <text:p>37896.51847666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LLLLFLLATLLILLSVLILI</text:p>
          </table:table-cell>
          <table:table-cell office:value-type="float" office:value="26019" calcext:value-type="float">
            <text:p>26019</text:p>
          </table:table-cell>
          <table:table-cell office:value-type="float" office:value="1518" calcext:value-type="float">
            <text:p>1518</text:p>
          </table:table-cell>
          <table:table-cell office:value-type="float" office:value="5.67200986436498" calcext:value-type="float">
            <text:p>5.67200986436498</text:p>
          </table:table-cell>
          <table:table-cell office:value-type="float" office:value="1099.12556152607" calcext:value-type="float">
            <text:p>1099.12556152607</text:p>
          </table:table-cell>
          <table:table-cell office:value-type="float" office:value="0.239603790581943" calcext:value-type="float">
            <text:p>0.23960379058194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LFSLLLLLVALLLTLLILI</text:p>
          </table:table-cell>
          <table:table-cell office:value-type="float" office:value="37505.3333333333" calcext:value-type="float">
            <text:p>37505.3333333333</text:p>
          </table:table-cell>
          <table:table-cell office:value-type="float" office:value="13004.3333333333" calcext:value-type="float">
            <text:p>13004.3333333333</text:p>
          </table:table-cell>
          <table:table-cell office:value-type="float" office:value="48.5907160383116" calcext:value-type="float">
            <text:p>48.5907160383116</text:p>
          </table:table-cell>
          <table:table-cell office:value-type="float" office:value="1197.89579402105" calcext:value-type="float">
            <text:p>1197.89579402105</text:p>
          </table:table-cell>
          <table:table-cell office:value-type="float" office:value="1.55195566063755" calcext:value-type="float">
            <text:p>1.55195566063755</text:p>
          </table:table-cell>
          <table:table-cell office:value-type="string" calcext:value-type="string">
            <text:p>L</text:p>
          </table:table-cell>
          <table:table-cell table:style-name="ce3" office:value-type="float" office:value="72697.9280901906" calcext:value-type="float">
            <text:p>72697.9280901906</text:p>
          </table:table-cell>
          <table:table-cell table:number-columns-repeated="2"/>
          <table:table-cell table:style-name="ce3" office:value-type="float" office:value="72697.9280901906" calcext:value-type="float">
            <text:p>72697.9280901906</text:p>
          </table:table-cell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Right Reconstructed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99291.3868613138" calcext:value-type="float">
            <text:p>99291.38686131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36959.5912408759" calcext:value-type="float">
            <text:p>36959.591240875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53111.4744525547" calcext:value-type="float">
            <text:p>53111.474452554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95272.204379562" calcext:value-type="float">
            <text:p>95272.20437956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YSLLLILLAVLLTFLILI</text:p>
          </table:table-cell>
          <table:table-cell office:value-type="float" office:value="31418.6666666667" calcext:value-type="float">
            <text:p>31418.6666666667</text:p>
          </table:table-cell>
          <table:table-cell table:style-name="ce3" office:value-type="float" office:value="35067.1176682678" calcext:value-type="float">
            <text:p>35067.11766826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VALLIALLFTLLSLLILI</text:p>
          </table:table-cell>
          <table:table-cell office:value-type="float" office:value="35285.6666666667" calcext:value-type="float">
            <text:p>35285.6666666667</text:p>
          </table:table-cell>
          <table:table-cell table:style-name="ce3" office:value-type="float" office:value="59962.2204833056" calcext:value-type="float">
            <text:p>59962.22048330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YILLTALLVALLSLLILI</text:p>
          </table:table-cell>
          <table:table-cell office:value-type="float" office:value="31424" calcext:value-type="float">
            <text:p>31424</text:p>
          </table:table-cell>
          <table:table-cell table:style-name="ce3" office:value-type="float" office:value="37896.5184766611" calcext:value-type="float">
            <text:p>37896.5184766611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GAS Reconstructed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99118.2276422764" calcext:value-type="float">
            <text:p>99118.22764227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31231.7235772358" calcext:value-type="float">
            <text:p>31231.72357723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57617.0650406504" calcext:value-type="float">
            <text:p>57617.06504065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94568.7723577236" calcext:value-type="float">
            <text:p>94568.77235772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YGLLFALLGTLLSLLILI</text:p>
          </table:table-cell>
          <table:table-cell office:value-type="float" office:value="31898.3333333333" calcext:value-type="float">
            <text:p>31898.3333333333</text:p>
          </table:table-cell>
          <table:table-cell table:style-name="ce3" office:value-type="float" office:value="36915.6937009792" calcext:value-type="float">
            <text:p>36915.69370097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YALLALLLGTLLSFLILI</text:p>
          </table:table-cell>
          <table:table-cell office:value-type="float" office:value="24843.3333333333" calcext:value-type="float">
            <text:p>24843.3333333333</text:p>
          </table:table-cell>
          <table:table-cell table:style-name="ce3" office:value-type="float" office:value="36838.5753767486" calcext:value-type="float">
            <text:p>36838.57537674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VGLLLALLGLLLGTLILI</text:p>
          </table:table-cell>
          <table:table-cell office:value-type="float" office:value="34655.6666666667" calcext:value-type="float">
            <text:p>34655.6666666667</text:p>
          </table:table-cell>
          <table:table-cell table:style-name="ce3" office:value-type="float" office:value="47399.3948115602" calcext:value-type="float">
            <text:p>47399.394811560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AVLLLTLLGGLLFALILI</text:p>
          </table:table-cell>
          <table:table-cell office:value-type="float" office:value="35220" calcext:value-type="float">
            <text:p>35220</text:p>
          </table:table-cell>
          <table:table-cell table:style-name="ce3" office:value-type="float" office:value="47734.5802221317" calcext:value-type="float">
            <text:p>47734.58022213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YVLLGALLGILLTLLILI</text:p>
          </table:table-cell>
          <table:table-cell office:value-type="float" office:value="51062.3333333333" calcext:value-type="float">
            <text:p>51062.3333333333</text:p>
          </table:table-cell>
          <table:table-cell table:style-name="ce3" office:value-type="float" office:value="88200.3750312679" calcext:value-type="float">
            <text:p>88200.3750312679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Left Reconstructed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96472.9794933655" calcext:value-type="float">
            <text:p>96472.97949336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37419.252110977" calcext:value-type="float">
            <text:p>37419.2521109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56076.2967430639" calcext:value-type="float">
            <text:p>56076.296743063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100198.142340169" calcext:value-type="float">
            <text:p>100198.14234016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LWALLFVLATLLSLLILI</text:p>
          </table:table-cell>
          <table:table-cell office:value-type="float" office:value="32897.3333333333" calcext:value-type="float">
            <text:p>32897.3333333333</text:p>
          </table:table-cell>
          <table:table-cell table:style-name="ce3" office:value-type="float" office:value="37659.5875736278" calcext:value-type="float">
            <text:p>37659.58757362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LFILLAVLLTLLLSLILI</text:p>
          </table:table-cell>
          <table:table-cell office:value-type="float" office:value="30780.3333333333" calcext:value-type="float">
            <text:p>30780.3333333333</text:p>
          </table:table-cell>
          <table:table-cell table:style-name="ce3" office:value-type="float" office:value="57496.0384847748" calcext:value-type="float">
            <text:p>57496.03848477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LLFSLLLLLVALLLTLLILI</text:p>
          </table:table-cell>
          <table:table-cell office:value-type="float" office:value="37505.3333333333" calcext:value-type="float">
            <text:p>37505.3333333333</text:p>
          </table:table-cell>
          <table:table-cell table:style-name="ce3" office:value-type="float" office:value="72697.9280901906" calcext:value-type="float">
            <text:p>72697.92809019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0:00:39.100823664</meta:creation-date>
    <dc:date>2023-08-15T11:00:08.205686466</dc:date>
    <meta:editing-duration>PT8M9S</meta:editing-duration>
    <meta:editing-cycles>1</meta:editing-cycles>
    <meta:generator>LibreOffice/7.3.7.2$Linux_X86_64 LibreOffice_project/30$Build-2</meta:generator>
    <meta:document-statistic meta:table-count="1" meta:cell-count="26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Right</text:p>
        </chart:title>
        <chart:legend chart:legend-position="end" svg:x="10.29cm" svg:y="3.952cm" style:legend-expansion="high" chart:style-name="ch3"/>
        <chart:plot-area chart:style-name="ch4" table:cell-range-address="Sheet1.B24:Sheet1.C31" chart:data-source-has-labels="row" svg:x="1.331cm" svg:y="1.275cm" svg:width="8.639cm" svg:height="6.564cm">
          <chart:coordinate-region svg:x="2.693cm" svg:y="1.474cm" svg:width="6.812cm" svg:height="5.718cm"/>
          <chart:axis chart:dimension="x" chart:name="primary-x" chart:style-name="ch5">
            <chart:title svg:x="4.706cm" svg:y="8.019cm" chart:style-name="ch6">
              <text:p>TOXGREEN</text:p>
            </chart:title>
          </chart:axis>
          <chart:axis chart:dimension="y" chart:name="primary-y" chart:style-name="ch7">
            <chart:title svg:x="0.451cm" svg:y="6.175cm" chart:style-name="ch8">
              <text:p>CHIP2 Reconstructed</text:p>
            </chart:title>
            <chart:grid chart:style-name="ch9" chart:class="major"/>
          </chart:axis>
          <chart:series chart:style-name="ch10" chart:values-cell-range-address="Sheet1.C25:Sheet1.C31" chart:label-cell-address="Sheet1.C24:Sheet1.C24" chart:class="chart:scatter">
            <chart:domain table:cell-range-address="Sheet1.B25:Sheet1.B31"/>
            <chart:regression-curve chart:style-name="ch11">
              <chart:equation chart:display-equation="true" chart:display-r-square="true" svg:x="8.09cm" svg:y="1.302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ight Reconstructed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25:Sheet1.B31</svg:desc>
                </draw:g>
              </table:table-cell>
              <table:table-cell office:value-type="float" office:value="99291.3868613138">
                <text:p>99291.3868613138</text:p>
                <draw:g>
                  <svg:desc>Sheet1.C25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6959.5912408759">
                <text:p>36959.5912408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3111.4744525547">
                <text:p>53111.4744525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95272.204379562">
                <text:p>95272.204379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18.6666666667">
                <text:p>31418.6666666667</text:p>
              </table:table-cell>
              <table:table-cell office:value-type="float" office:value="35067.1176682678">
                <text:p>35067.117668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85.6666666667">
                <text:p>35285.6666666667</text:p>
              </table:table-cell>
              <table:table-cell office:value-type="float" office:value="59962.2204833056">
                <text:p>59962.220483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24">
                <text:p>31424</text:p>
              </table:table-cell>
              <table:table-cell office:value-type="float" office:value="37896.5184766611">
                <text:p>37896.5184766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GAS</text:p>
        </chart:title>
        <chart:legend chart:legend-position="end" svg:x="10.343cm" svg:y="3.952cm" style:legend-expansion="high" chart:style-name="ch3"/>
        <chart:plot-area chart:style-name="ch4" table:cell-range-address="Sheet1.B33:Sheet1.C42" chart:data-source-has-labels="row" svg:x="1.331cm" svg:y="1.275cm" svg:width="8.692cm" svg:height="6.564cm">
          <chart:coordinate-region svg:x="2.693cm" svg:y="1.474cm" svg:width="7.188cm" svg:height="5.18cm"/>
          <chart:axis chart:dimension="x" chart:name="primary-x" chart:style-name="ch5">
            <chart:title svg:x="4.733cm" svg:y="8.019cm" chart:style-name="ch6">
              <text:p>TOXGREEN</text:p>
            </chart:title>
          </chart:axis>
          <chart:axis chart:dimension="y" chart:name="primary-y" chart:style-name="ch7">
            <chart:title svg:x="0.451cm" svg:y="6.175cm" chart:style-name="ch8">
              <text:p>CHIP2 Reconstructed</text:p>
            </chart:title>
            <chart:grid chart:style-name="ch9" chart:class="major"/>
          </chart:axis>
          <chart:series chart:style-name="ch10" chart:values-cell-range-address="Sheet1.C34:Sheet1.C42" chart:label-cell-address="Sheet1.C33:Sheet1.C33" chart:class="chart:scatter">
            <chart:domain table:cell-range-address="Sheet1.B34:Sheet1.B42"/>
            <chart:regression-curve chart:style-name="ch11">
              <chart:equation chart:display-equation="true" chart:display-r-square="true" svg:x="8.09cm" svg:y="1.331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AS Reconstructed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34:Sheet1.B42</svg:desc>
                </draw:g>
              </table:table-cell>
              <table:table-cell office:value-type="float" office:value="99118.2276422764">
                <text:p>99118.2276422764</text:p>
                <draw:g>
                  <svg:desc>Sheet1.C34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1231.7235772358">
                <text:p>31231.723577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7617.0650406504">
                <text:p>57617.0650406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94568.7723577236">
                <text:p>94568.7723577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898.3333333333">
                <text:p>31898.3333333333</text:p>
              </table:table-cell>
              <table:table-cell office:value-type="float" office:value="36915.6937009792">
                <text:p>36915.6937009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43.3333333333">
                <text:p>24843.3333333333</text:p>
              </table:table-cell>
              <table:table-cell office:value-type="float" office:value="36838.5753767486">
                <text:p>36838.5753767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55.6666666667">
                <text:p>34655.6666666667</text:p>
              </table:table-cell>
              <table:table-cell office:value-type="float" office:value="47399.3948115602">
                <text:p>47399.3948115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20">
                <text:p>35220</text:p>
              </table:table-cell>
              <table:table-cell office:value-type="float" office:value="47734.5802221317">
                <text:p>47734.5802221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62.3333333333">
                <text:p>51062.3333333333</text:p>
              </table:table-cell>
              <table:table-cell office:value-type="float" office:value="88200.3750312679">
                <text:p>88200.37503126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46cm" svg:y="0.316cm" chart:style-name="ch2">
          <text:p>Left</text:p>
        </chart:title>
        <chart:legend chart:legend-position="end" svg:x="10.502cm" svg:y="3.952cm" style:legend-expansion="high" chart:style-name="ch3"/>
        <chart:plot-area chart:style-name="ch4" table:cell-range-address="Sheet1.B44:Sheet1.C51" chart:data-source-has-labels="row" svg:x="1.331cm" svg:y="1.275cm" svg:width="8.851cm" svg:height="6.564cm">
          <chart:coordinate-region svg:x="2.693cm" svg:y="1.474cm" svg:width="7.024cm" svg:height="5.718cm"/>
          <chart:axis chart:dimension="x" chart:name="primary-x" chart:style-name="ch5">
            <chart:title svg:x="4.812cm" svg:y="8.019cm" chart:style-name="ch6">
              <text:p>TOXGREEN</text:p>
            </chart:title>
          </chart:axis>
          <chart:axis chart:dimension="y" chart:name="primary-y" chart:style-name="ch7">
            <chart:title svg:x="0.451cm" svg:y="6.215cm" chart:style-name="ch8">
              <text:p>CHIP2 Reconstruction</text:p>
            </chart:title>
            <chart:grid chart:style-name="ch9" chart:class="major"/>
          </chart:axis>
          <chart:series chart:style-name="ch10" chart:values-cell-range-address="Sheet1.C45:Sheet1.C51" chart:label-cell-address="Sheet1.C44:Sheet1.C44" chart:class="chart:scatter">
            <chart:domain table:cell-range-address="Sheet1.B45:Sheet1.B51"/>
            <chart:regression-curve chart:style-name="ch11">
              <chart:equation chart:display-equation="true" chart:display-r-square="true" svg:x="8.09cm" svg:y="2.47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ft Reconstructed</text:p>
                <draw:g>
                  <svg:desc>Sheet1.C44:Sheet1.C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45:Sheet1.B51</svg:desc>
                </draw:g>
              </table:table-cell>
              <table:table-cell office:value-type="float" office:value="96472.9794933655">
                <text:p>96472.9794933655</text:p>
                <draw:g>
                  <svg:desc>Sheet1.C45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7419.252110977">
                <text:p>37419.252110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6076.2967430639">
                <text:p>56076.296743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100198.142340169">
                <text:p>100198.14234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97.3333333333">
                <text:p>32897.3333333333</text:p>
              </table:table-cell>
              <table:table-cell office:value-type="float" office:value="37659.5875736278">
                <text:p>37659.5875736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80.3333333333">
                <text:p>30780.3333333333</text:p>
              </table:table-cell>
              <table:table-cell office:value-type="float" office:value="57496.0384847748">
                <text:p>57496.0384847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5.3333333333">
                <text:p>37505.3333333333</text:p>
              </table:table-cell>
              <table:table-cell office:value-type="float" office:value="72697.9280901906">
                <text:p>72697.92809019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